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01cm" svg:height="4.362cm" draw:transform="skewX (-0.000174532925199448) rotate (0.0977384381116825) translate (2.496498100836cm 4.735858546042cm)" svg:viewBox="0 0 4702 4363" svg:d="M1206 21c2706-132 3625 337 3481 2086-143 1749-1821 2395-4600 2231-188-9-64-790 295-794 1699 188 3692 123 3659-1422-34-1544-1589-1490-3046-1313-284-10-71-775 211-788z">
          <text:p/>
        </draw:path>
        <draw:path draw:style-name="gr1" draw:text-style-name="P1" draw:layer="layout" svg:width="4.113cm" svg:height="3.183cm" draw:transform="rotate (0.0980875039620813) translate (2.6343968569345cm 2.3417364698018cm)" svg:viewBox="0 0 4114 3184" svg:d="M254 112c1833-197 3956-319 3856 1302s-1649 1349-3527 1770c-188-8-170-791 186-794 1624-10 3071-217 2621-1062s-2092-560-3212-439c-285-10-205-764 76-777z">
          <text:p/>
        </draw:path>
        <draw:path draw:style-name="gr2" draw:text-style-name="P1" draw:layer="layout" svg:width="0.902cm" svg:height="0.66cm" draw:transform="skewX (0.00244346095279205) rotate (-2.15652882376419) translate (3.4678895804584cm 2.55442269509421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902cm" svg:height="0.661cm" draw:transform="skewX (0.0012217304763959) rotate (-2.1556561591382) translate (3.6027906519277cm 8.38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5.543cm" svg:height="0.775cm" draw:transform="skewX (-0.00017453292519943) rotate (-1.55264490257416) translate (3.9025185803652cm 2.89423066990089cm)" svg:viewBox="0 0 5544 776" svg:d="M63 691c340 29 1723 68 2443 83 718 7 2627-10 2999-14 128 2-88-707-198-708-416-4-1618 85-2456 92-840 14-2391-69-2746-144-122-15-140 679-42 691z">
          <text:p/>
        </draw:path>
        <draw:path draw:style-name="gr2" draw:text-style-name="P1" draw:layer="layout" svg:width="0.902cm" svg:height="0.661cm" draw:transform="rotate (-2.15687788961459) translate (4.0724578120657cm 8.20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skewX (0.00244346095279203) rotate (-2.1556561591382) translate (4.0434736659504cm 2.88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02cm" svg:height="0.661cm" draw:transform="rotate (-2.15687788961459) translate (4.1116244787323cm 4.7899614417958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6:19.957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